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5d70" officeooo:paragraph-rsid="00175d70"/>
    </style:style>
    <style:style style:name="P2" style:family="paragraph" style:parent-style-name="Standard">
      <style:text-properties fo:font-style="italic" fo:font-weight="bold" officeooo:rsid="001b0c89" officeooo:paragraph-rsid="001b0c89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officeooo:rsid="001b0c89" officeooo:paragraph-rsid="001b0c89" style:font-style-asian="italic" style:font-weight-asian="bold" style:font-style-complex="italic" style:font-weight-complex="bold"/>
    </style:style>
    <style:style style:name="P4" style:family="paragraph" style:parent-style-name="BSI_5f_CorpoDeTexto">
      <style:text-properties fo:font-size="10pt" fo:font-weight="bold" officeooo:paragraph-rsid="001b0c89" style:font-size-asian="10pt" style:font-weight-asian="bold" style:font-size-complex="10pt" style:font-weight-complex="bold"/>
    </style:style>
    <style:style style:name="P5" style:family="paragraph" style:parent-style-name="BSI_5f_CorpoDeTexto">
      <style:text-properties fo:font-size="10pt" fo:font-weight="bold" officeooo:rsid="030343aa" officeooo:paragraph-rsid="001b0c89" style:font-size-asian="10pt" style:font-weight-asian="bold" style:font-size-complex="10pt" style:font-weight-complex="bold"/>
    </style:style>
    <style:style style:name="P6" style:family="paragraph" style:parent-style-name="BSI_5f_CorpoDeTexto">
      <style:text-properties fo:font-size="10pt" officeooo:paragraph-rsid="001b0c89" style:font-size-asian="10pt" style:font-size-complex="10pt"/>
    </style:style>
    <style:style style:name="P7" style:family="paragraph" style:parent-style-name="BSI_5f_CorpoDeTexto">
      <style:text-properties fo:font-size="10pt" officeooo:rsid="030343aa" officeooo:paragraph-rsid="001b0c89" style:font-size-asian="10pt" style:font-size-complex="10pt"/>
    </style:style>
    <style:style style:name="P8" style:family="paragraph" style:parent-style-name="BSI_5f_CorpoDeTexto">
      <style:text-properties fo:font-size="10pt" fo:font-style="italic" fo:font-weight="bold" officeooo:rsid="030343aa" officeooo:paragraph-rsid="001b0c89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b5d2"/>
    </style:style>
    <style:style style:name="T3" style:family="text">
      <style:text-properties officeooo:rsid="0019c5c8"/>
    </style:style>
    <style:style style:name="T4" style:family="text">
      <style:text-properties officeooo:rsid="001a8f29"/>
    </style:style>
    <style:style style:name="T5" style:family="text">
      <style:text-properties officeooo:rsid="030d8c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sta de Requisitos. </text:p>
      <text:p text:style-name="P2"/>
      <text:p text:style-name="P4"/>
      <text:p text:style-name="P4">Domínio em estudo – Sistema de Controle de Estoque</text:p>
      <text:p text:style-name="P4">STRQ 1-Cadastro de Usuário</text:p>
      <text:p text:style-name="P6">Descrição: O administrador do sistema deverá fazer o cadastro de usuário de acordo com suas funcionalidades, os principais usuários a usar este sistema são os vendedores, o responsável pelo estoque e também o responsável por produção.</text:p>
      <text:p text:style-name="P4">STRQ 2-Tipo de Usuário</text:p>
      <text:p text:style-name="P6">Descrição: Ao cadastrar o usuário o administrador deve se atentar ao tipo de usuário que está sendo cadastrado, o usuário pode ser comum ou limitado, o vendedor e o operador de estoque devem ser cadastrados como usuários comum e o operário como usuário limitado.</text:p>
      <text:p text:style-name="P4">STRQ 3-Cadastro de Cliente</text:p>
      <text:p text:style-name="P6">Descrição: O cadastro de cliente deve ser feito pelo administrador do sistema e os vendedores, sendo que no momento do cadastro se define o tipo de cliente, jurídico ou físico.</text:p>
      <text:p text:style-name="P4">STRQ 4-Consulta de Cadastro</text:p>
      <text:p text:style-name="P6">Descrição: Ao ser contatado por um potencial cliente o vendedor da empresa consulta o sistema verificando se já existe um cadastro em ativo do cliente, confirmando informações do contato. </text:p>
      <text:p text:style-name="P4">STRQ 5-Confirmação de cadastro</text:p>
      <text:p text:style-name="P6">Descrição: Caso exista a possibilidade do cliente já possuir um cadastro ativo, o vendedor apenas confirma as informações, realiza possíveis modificações que possam ter ocorrido nos dados.</text:p>
      <text:p text:style-name="P4"/>
      <text:p text:style-name="P4">STRQ 6-Realização do pedido</text:p>
      <text:p text:style-name="P6">Descrição: Finalizado o processo inicial, o vendedor passa a colher informações a respeito das necessidades e do pedido do cliente, alimentando um controle digital sobre as informações da possível venda. </text:p>
      <text:p text:style-name="P4">STRQ 7-Consulta de estoque</text:p>
      <text:p text:style-name="P7">Descrição: Com base nas informações coletadas, o vendedor consulta o sistema para verificar se a quantidade suficiente de material para suprir o pedido do cliente.</text:p>
      <text:p text:style-name="P7"><text:span text:style-name="T1">STRQ 8-Estoque mínimo.</text:span> </text:p>
      <text:p text:style-name="P7">Descrição: Quando a quantidade mínima de estoque for atingida o pedido de produção será emitido. </text:p>
      <text:p text:style-name="P5">STRQ 9-Pedido de fabricação</text:p>
      <text:p text:style-name="P7">Descrição: Caso não haja a quantidade necessária em estoque, o vendedor verifica prazo de fabricação que é dado automaticamente. </text:p>
      <text:p text:style-name="P5">STRQ 10– Estoque máximo. </text:p>
      <text:p text:style-name="P7">Descrição: Será necessário um acompanhamento dos volumes de produção para que não ultrapasse o valor máximo de estoque, evitando-se assim, um volume desnecessário no estoque. </text:p>
      <text:p text:style-name="P5">STRQ 11-Informações ao cliente</text:p>
      <text:p text:style-name="P7">Descrição: O vendedor transmite as informações ao cliente de valores e tempo de entrega, e aguarda retorno sobre confirmação de compra ou não.</text:p>
      <text:p text:style-name="P5">STRQ 12-Aguarda confirmação do cliente</text:p>
      <text:p text:style-name="P7">Descrição: Cliente analisa informações recebidas e conforme suas necessidades, confirma o pedido <text:soft-page-break/>ou não. Validando forma de pagamento e prazo de entrega com o fornecedor.</text:p>
      <text:p text:style-name="P5">STRQ 13-Confirmação de pagamento</text:p>
      <text:p text:style-name="P7">Descrição: O vendedor verifica as informações e confirma pedido, mediante aprovação de pagamento. </text:p>
      <text:p text:style-name="P5"/>
      <text:p text:style-name="P5">STRQ 14-Processo de fabricação</text:p>
      <text:p text:style-name="P7">Descrição: O responsável pela produção pode acessar ao sistema para consultar o material a ser fabricado, na consulta é informado a data de provável entrega do material, para que o mesmo se programe.</text:p>
      <text:p text:style-name="P5">STRQ 15-Autorização de Fabricação</text:p>
      <text:p text:style-name="P7">Descrição: Após analisar o pedido de fabricação o responsável pela produção, libera a fabricação para linha de produção, esse processo de liberação é utilizado para evitar erros humanos.</text:p>
      <text:p text:style-name="P5">STRQ 16-Cadastro de Produto </text:p>
      <text:p text:style-name="P7">Descrição: Já que o responsável por estoque tem acessos aos produtos diretamente, ele acessa ao sistema para incluir e alterar tipos de produto.</text:p>
      <text:p text:style-name="P5">STRQ 17-Entrada de produtos</text:p>
      <text:p text:style-name="P7">Descrição: Esta função, permite ao <text:span text:style-name="T5">responsável</text:span> pelo estoque cadastrar a quantidade de produto fabricado que está entrando no estoque, esses produtos são adicionados assim que saem da linha de produção.</text:p>
      <text:p text:style-name="P7"><text:span text:style-name="T1">STRQ 18-Envio de pedido de separação de estoque.</text:span> </text:p>
      <text:p text:style-name="P7">Descrição: Caso tenha o material a pronta entrega o pedido gerado pelo vendedor é enviado ao setor de almoxarifado e <text:span text:style-name="T5">logística.</text:span></text:p>
      <text:p text:style-name="P7"><text:span text:style-name="T1">STRQ 19-Separação de Produto</text:span> </text:p>
      <text:p text:style-name="P7">Descrição: O <text:span text:style-name="T5">responsável</text:span> pelo estoque é avisado assim que um novo produto é requisitado, assim que ele consulta a requisição o mesmo já faz a separação do produto.</text:p>
      <text:p text:style-name="P7"><text:span text:style-name="T1">STRQ 20-Baixa de Produto</text:span> </text:p>
      <text:p text:style-name="P7">Descrição: Assim que o produto é separado e retirado pelo cliente o responsável pelo estoque faz a baixa do da requisição, que automaticamente retira a quantidade requisitada do estoque.</text:p>
      <text:p text:style-name="P5">STRQ 21-Confirmação de entrega</text:p>
      <text:p text:style-name="P8">Descrição: Transportadora entrega o pedido e uma mensagem de confirmação é enviada ao sistema de acompanhamento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SI_5f_Padrão" style:display-name="BSI_Padrão" style:family="paragraph" style:parent-style-name="Text_20_body" style:master-page-name="">
      <style:paragraph-properties fo:line-height="150%" fo:text-align="justify" style:justify-single-word="false" fo:keep-together="always" fo:orphans="0" fo:widows="0" style:page-number="auto">
        <style:tab-stops/>
      </style:paragraph-properties>
      <style:text-properties style:font-name="Arial" fo:font-family="Arial" style:font-style-name="Normal" style:font-family-generic="swiss" style:font-pitch="variable"/>
    </style:style>
    <style:style style:name="BSI_5f_CorpoDeTexto" style:display-name="BSI_CorpoDeTexto" style:family="paragraph" style:parent-style-name="BSI_5f_Padrão" style:master-page-name="">
      <style:paragraph-properties fo:margin-left="0cm" fo:margin-right="0cm" fo:margin-top="0cm" fo:margin-bottom="0cm" loext:contextual-spacing="false" fo:keep-together="auto" fo:text-indent="1.199cm" style:auto-text-indent="false" style:page-number="auto"/>
      <style:text-properties officeooo:rsid="0166d4c9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4:52:53.254000000</meta:creation-date>
    <dc:date>2017-08-17T14:58:31.089000000</dc:date>
    <meta:editing-duration>PT5M37S</meta:editing-duration>
    <meta:editing-cycles>6</meta:editing-cycles>
    <meta:generator>LibreOffice/5.0.0.5$Windows_x86 LibreOffice_project/1b1a90865e348b492231e1c451437d7a15bb262b</meta:generator>
    <meta:document-statistic meta:table-count="0" meta:image-count="0" meta:object-count="0" meta:page-count="2" meta:paragraph-count="44" meta:word-count="648" meta:character-count="4226" meta:non-whitespace-character-count="3607"/>
  </office:meta>
</office:document-meta>
</file>